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6" style:family="graphic" style:parent-style-name="standard">
      <style:graphic-properties draw:stroke="none" draw:fill-color="#944794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00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3.255cm"/>
    </style:style>
    <style:style style:name="gr10" style:family="graphic" style:parent-style-name="standard">
      <style:graphic-properties draw:stroke="none" svg:stroke-color="#000000" draw:fill="solid" draw:fill-color="#ff00ff" fo:min-height="9.727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solid" draw:fill-color="#ffcc99" fo:min-height="4.818cm"/>
    </style:style>
    <style:style style:name="gr13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4.974cm"/>
    </style:style>
    <style:style style:name="gr17" style:family="graphic" style:parent-style-name="standard">
      <style:graphic-properties draw:stroke="none" svg:stroke-color="#000000" draw:fill="none" draw:fill-color="#ffffff" fo:min-height="1.0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3.889cm"/>
    </style:style>
    <style:style style:name="gr19" style:family="graphic" style:parent-style-name="standard">
      <style:graphic-properties draw:stroke="none" draw:fill-color="#ff00ff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00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none" draw:fill-color="#ffffff" fo:min-height="1.447cm"/>
    </style:style>
    <style:style style:name="gr22" style:family="graphic" style:parent-style-name="standard">
      <style:graphic-properties draw:stroke="none" svg:stroke-color="#000000" draw:fill="none" draw:fill-color="#ffffff" fo:min-height="1.25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99cm" svg:height="21.8cm" svg:x="7.898cm" svg:y="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1" draw:layer="layout" svg:width="17.1cm" svg:height="21.8cm" svg:x="1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6.5cm" svg:height="3.968cm" svg:x="1.2cm" svg:y="6.69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" draw:text-style-name="P1" draw:layer="layout" svg:width="6.2cm" svg:height="0.588cm" svg:x="1.3cm" svg:y="7.678cm">
            <text:p/>
            <draw:enhanced-geometry svg:viewBox="0 0 21600 21600" draw:type="rectangle" draw:enhanced-path="M 0 0 L 21600 0 21600 21600 0 21600 0 0 Z N"/>
          </draw:custom-shape>
          <draw:frame draw:style-name="gr5" draw:layer="layout" svg:width="2.864cm" svg:height="0.962cm" svg:x="2.6cm" svg:y="5.766cm">
            <draw:text-box>
              <text:p>skript.sh</text:p>
            </draw:text-box>
          </draw:frame>
          <draw:custom-shape draw:style-name="gr6" draw:text-style-name="P1" draw:layer="layout" svg:width="6.2cm" svg:height="0.588cm" svg:x="1.3cm" svg:y="8.37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6.2cm" svg:height="0.588cm" svg:x="1.3cm" svg:y="8.37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6.2cm" svg:height="0.588cm" svg:x="1.3cm" svg:y="9.11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6.6cm" svg:height="4.517cm" svg:x="1.1cm" svg:y="6.761cm">
            <draw:text-box>
              <text:p text:style-name="P2">#!/bin/bash</text:p>
              <text:p text:style-name="P2">cut -d\, -f2 tab1.csv |\ wc -l |\</text:p>
              <text:p text:style-name="P2">cmdtool</text:p>
              <text:p text:style-name="P2">...</text:p>
              <text:p text:style-name="P2"/>
            </draw:text-box>
          </draw:frame>
        </draw:g>
        <draw:frame draw:style-name="gr10" draw:layer="layout" svg:width="10.052cm" svg:height="9.977cm" svg:x="10.5cm" svg:y="9.1cm">
          <draw:text-box>
            <text:p>Select</text:p>
            <text:p>From</text:p>
            <text:p/>
            <text:p/>
            <text:p/>
            <text:p/>
            <text:p/>
            <text:p/>
            <text:p/>
            <text:p>Where</text:p>
            <text:p>Groupby</text:p>
            <text:p>Orderby</text:p>
            <text:p>As</text:p>
          </draw:text-box>
        </draw:frame>
        <draw:g>
          <draw:g>
            <draw:g>
              <draw:custom-shape draw:style-name="gr11" draw:text-style-name="P1" draw:layer="layout" svg:width="7.3cm" svg:height="5.3cm" svg:x="13.252cm" svg:y="10.11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2" draw:layer="layout" svg:width="7.2cm" svg:height="5.068cm" svg:x="13.252cm" svg:y="10.263cm">
                <draw:text-box>
                  <text:p>Select</text:p>
                  <text:p>From</text:p>
                  <text:p>Where</text:p>
                  <text:p>Groupby</text:p>
                  <text:p>Orderby</text:p>
                  <text:p>As</text:p>
                </draw:text-box>
              </draw:frame>
            </draw:g>
          </draw:g>
          <draw:custom-shape draw:style-name="gr13" draw:text-style-name="P1" draw:layer="layout" svg:width="3.3cm" svg:height="0.588cm" svg:x="17.152cm" svg:y="11.213cm">
            <text:p text:style-name="P1">tab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3.3cm" svg:height="0.588cm" svg:x="17.152cm" svg:y="10.525cm">
            <text:p text:style-name="P1">$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g>
              <draw:custom-shape draw:style-name="gr11" draw:text-style-name="P1" draw:layer="layout" svg:width="7.3cm" svg:height="5.3cm" svg:x="10.5cm" svg:y="3.12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2" draw:layer="layout" svg:width="7.2cm" svg:height="5.068cm" svg:x="10.5cm" svg:y="3.272cm">
                <draw:text-box>
                  <text:p>Select</text:p>
                  <text:p>From</text:p>
                  <text:p>Where</text:p>
                  <text:p>Groupby</text:p>
                  <text:p>Orderby</text:p>
                  <text:p>As</text:p>
                </draw:text-box>
              </draw:frame>
            </draw:g>
          </draw:g>
          <draw:custom-shape draw:style-name="gr13" draw:text-style-name="P1" draw:layer="layout" svg:width="3.3cm" svg:height="0.588cm" svg:x="14.4cm" svg:y="4.222cm">
            <text:p text:style-name="P1">tab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3.3cm" svg:height="0.588cm" svg:x="14.4cm" svg:y="3.534cm">
            <text:p text:style-name="P1">$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4" draw:text-style-name="P1" draw:layer="layout" svg:x1="7.7cm" svg:y1="8cm" svg:x2="10.4cm" svg:y2="5.9cm">
          <text:p/>
        </draw:line>
        <draw:line draw:style-name="gr14" draw:text-style-name="P1" draw:layer="layout" svg:x1="7.7cm" svg:y1="8.7cm" svg:x2="10.4cm" svg:y2="10.6cm">
          <text:p/>
        </draw:line>
        <draw:g>
          <draw:g>
            <draw:custom-shape draw:style-name="gr15" draw:text-style-name="P1" draw:layer="layout" svg:width="5.5cm" svg:height="4.247cm" svg:x="21.8cm" svg:y="10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layer="layout" svg:width="5.425cm" svg:height="5.224cm" svg:x="21.8cm" svg:y="10.812cm">
              <draw:text-box>
                <text:p>SELECT count(*)</text:p>
                <text:p>FROM (</text:p>
                <text:p><text:s text:c="2"/>SELECT $2</text:p>
                <text:p><text:s text:c="2"/>FROM tab1</text:p>
                <text:p>)</text:p>
              </draw:text-box>
            </draw:frame>
          </draw:g>
          <draw:frame draw:style-name="gr17" draw:layer="layout" svg:width="3.24cm" svg:height="1.309cm" svg:x="23.005cm" svg:y="9.7cm">
            <draw:text-box>
              <text:p>SQL</text:p>
            </draw:text-box>
          </draw:frame>
        </draw:g>
        <draw:g>
          <draw:custom-shape draw:style-name="gr3" draw:text-style-name="P1" draw:layer="layout" svg:width="9.553cm" svg:height="3.968cm" svg:x="28.247cm" svg:y="10.72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8" draw:layer="layout" svg:width="4.389cm" svg:height="0.962cm" svg:x="30.305cm" svg:y="9.788cm">
            <draw:text-box>
              <text:p>skript'.sh</text:p>
            </draw:text-box>
          </draw:frame>
          <draw:custom-shape draw:style-name="gr6" draw:text-style-name="P1" draw:layer="layout" svg:width="9.112cm" svg:height="0.588cm" svg:x="28.394cm" svg:y="12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9.112cm" svg:height="1.388cm" svg:x="28.394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6.508cm" svg:height="0.588cm" svg:x="28.418cm" svg:y="12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964cm" svg:height="0.588cm" svg:x="28.369cm" svg:y="13.11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9.7cm" svg:height="4.517cm" svg:x="28.1cm" svg:y="10.783cm">
            <draw:text-box>
              <text:p text:style-name="P2">#!/bin/bash</text:p>
              <text:p text:style-name="P2">&lt;sql&gt; 'SELECT count(*) FROM (</text:p>
              <text:p text:style-name="P2"><text:s text:c="2"/>SELECT $2 FROM tab1)' |\</text:p>
              <text:p text:style-name="P2">cmdtool</text:p>
              <text:p text:style-name="P2">...</text:p>
              <text:p text:style-name="P2"/>
            </draw:text-box>
          </draw:frame>
        </draw:g>
        <draw:custom-shape draw:style-name="gr19" draw:text-style-name="P1" draw:layer="layout" svg:width="3.398cm" svg:height="0.886cm" svg:x="12.752cm" svg:y="9.191cm">
          <text:p text:style-name="P1">count(*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7.7cm" svg:y1="9.4cm" svg:x2="10cm" svg:y2="21.1cm">
          <text:p/>
        </draw:line>
        <draw:custom-shape draw:style-name="gr20" draw:text-style-name="P1" draw:layer="layout" svg:width="1.4cm" svg:height="2.8cm" svg:x="14.8cm" svg:y="19.6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line draw:style-name="gr14" draw:text-style-name="P1" draw:layer="layout" svg:x1="20.5cm" svg:y1="12.6cm" svg:x2="21.8cm" svg:y2="12.6cm">
          <text:p/>
        </draw:line>
        <draw:line draw:style-name="gr14" draw:text-style-name="P1" draw:layer="layout" svg:x1="27.3cm" svg:y1="12.4cm" svg:x2="28.3cm" svg:y2="12.4cm">
          <text:p/>
        </draw:line>
        <draw:line draw:style-name="gr14" draw:text-style-name="P1" draw:layer="layout" svg:x1="20.3cm" svg:y1="21.8cm" svg:x2="28.5cm" svg:y2="13.8cm">
          <text:p/>
        </draw:line>
        <draw:line draw:style-name="gr14" draw:text-style-name="P1" draw:layer="layout" svg:x1="16.7cm" svg:y1="8.4cm" svg:x2="17.1cm" svg:y2="10.2cm">
          <text:p/>
        </draw:line>
        <draw:frame draw:style-name="gr21" draw:text-style-name="P1" draw:layer="layout" svg:width="2.8cm" svg:height="1.697cm" svg:x="7.8cm" svg:y="2cm">
          <draw:text-box>
            <text:p text:style-name="P1">Parser</text:p>
          </draw:text-box>
        </draw:frame>
        <draw:frame draw:style-name="gr22" draw:text-style-name="P1" draw:layer="layout" svg:width="17.1cm" svg:height="1.503cm" svg:x="10.5cm" svg:y="2cm">
          <draw:text-box>
            <text:p text:style-name="P1">Übersetzer (Aktionen des Compiler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Schüle</meta:initial-creator>
    <meta:creation-date>2014-10-31T21:27:01</meta:creation-date>
    <dc:date>2015-02-07T23:08:25</dc:date>
    <dc:creator>Maximilian Schüle</dc:creator>
    <meta:editing-duration>PT59M51S</meta:editing-duration>
    <meta:editing-cycles>15</meta:editing-cycles>
    <meta:generator>LibreOffice/3.5$Linux_X86_64 LibreOffice_project/350m1$Build-2</meta:generator>
    <meta:document-statistic meta:object-count="49"/>
  </office:meta>
</office:document-meta>
</file>